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font-name-complex="Times New Roman" fo:color="#CE181E"/>
    </style:style>
    <style:style style:name="P2" style:parent-style-name="Standard" style:family="paragraph">
      <style:text-properties style:font-name="Times New Roman" style:font-name-complex="Times New Roman"/>
    </style:style>
    <style:style style:name="P3" style:parent-style-name="Standard" style:family="paragraph">
      <style:text-properties style:font-name="Times New Roman" style:font-name-complex="Times New Roman" fo:color="#CE181E"/>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fo:color="#CE181E"/>
    </style:style>
    <style:style style:name="P6" style:parent-style-name="Textbody"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P8" style:parent-style-name="Textbody" style:family="paragraph">
      <style:text-properties style:font-name="Times New Roman" style:font-name-complex="Times New Roman" fo:color="#000000"/>
    </style:style>
    <style:style style:name="P9" style:parent-style-name="Textbody" style:family="paragraph">
      <style:text-properties style:font-name="Times New Roman" style:font-name-complex="Times New Roman" fo:color="#CE181E"/>
    </style:style>
    <style:style style:name="P10" style:parent-style-name="Textbody" style:family="paragraph">
      <style:text-properties style:font-name="Times New Roman" style:font-name-complex="Times New Roman"/>
    </style:style>
    <style:style style:name="P11" style:parent-style-name="Textbody" style:family="paragraph">
      <style:text-properties style:font-name="Times New Roman" style:font-name-complex="Times New Roman"/>
    </style:style>
    <style:style style:name="P12" style:parent-style-name="Textbody" style:family="paragraph">
      <style:text-properties style:font-name="Times New Roman" style:font-name-complex="Times New Roman"/>
    </style:style>
    <style:style style:name="P13" style:parent-style-name="Textbody" style:family="paragraph">
      <style:text-properties style:font-name="Times New Roman" style:font-name-complex="Times New Roman"/>
    </style:style>
    <style:style style:name="P14" style:parent-style-name="Textbody" style:family="paragraph">
      <style:text-properties style:font-name="Times New Roman" style:font-name-complex="Times New Roman"/>
    </style:style>
    <style:style style:name="P15" style:parent-style-name="Textbody" style:family="paragraph">
      <style:text-properties style:font-name="Times New Roman" style:font-name-complex="Times New Roman" fo:color="#CE181E"/>
    </style:style>
    <style:style style:name="P16" style:parent-style-name="Textbody" style:family="paragraph">
      <style:text-properties style:font-name="Times New Roman" style:font-name-complex="Times New Roman"/>
    </style:style>
    <style:style style:name="P17" style:parent-style-name="Textbody" style:family="paragraph">
      <style:text-properties style:font-name="Times New Roman" style:font-name-complex="Times New Roman"/>
    </style:style>
    <style:style style:name="P18" style:parent-style-name="Textbody" style:family="paragraph">
      <style:text-properties style:font-name="Times New Roman" style:font-name-complex="Times New Roman"/>
    </style:style>
    <style:style style:name="P19" style:parent-style-name="Textbody" style:family="paragraph">
      <style:text-properties style:font-name="Times New Roman" style:font-name-complex="Times New Roman"/>
    </style:style>
    <style:style style:name="P20" style:parent-style-name="Textbody" style:family="paragraph">
      <style:text-properties style:font-name="Times New Roman" style:font-name-complex="Times New Roman"/>
    </style:style>
    <style:style style:name="P21" style:parent-style-name="Textbody" style:family="paragraph">
      <style:text-properties style:font-name="Times New Roman" style:font-name-complex="Times New Roman"/>
    </style:style>
    <style:style style:name="P22" style:parent-style-name="Textbody" style:family="paragraph">
      <style:text-properties style:font-name="Times New Roman" style:font-name-complex="Times New Roman"/>
    </style:style>
    <style:style style:name="P23" style:parent-style-name="Textbody" style:family="paragraph">
      <style:text-properties style:font-name="Times New Roman" style:font-name-complex="Times New Roman" fo:color="#CE181E"/>
    </style:style>
    <style:style style:name="P24" style:parent-style-name="Textbody" style:family="paragraph">
      <style:text-properties style:font-name="Times New Roman" style:font-name-complex="Times New Roman"/>
    </style:style>
    <style:style style:name="P25" style:parent-style-name="Textbody" style:family="paragraph">
      <style:text-properties style:font-name="Times New Roman" style:font-name-complex="Times New Roman"/>
    </style:style>
    <style:style style:name="P26" style:parent-style-name="Textbody" style:family="paragraph">
      <style:text-properties style:font-name="Times New Roman" style:font-name-complex="Times New Roman" fo:color="#CE181E"/>
    </style:style>
    <style:style style:name="P27" style:parent-style-name="Textbody" style:family="paragraph">
      <style:text-properties style:font-name="Times New Roman" style:font-name-complex="Times New Roman"/>
    </style:style>
    <style:style style:name="P28" style:parent-style-name="Textbody" style:family="paragraph">
      <style:text-properties style:font-name="Times New Roman" style:font-name-complex="Times New Roman" fo:color="#FF0000"/>
    </style:style>
    <style:style style:name="P29" style:parent-style-name="Textbody" style:family="paragraph">
      <style:text-properties style:font-name="Times New Roman" style:font-name-complex="Times New Roman" fo:color="#FF0000"/>
    </style:style>
    <style:style style:name="P30" style:parent-style-name="Normal" style:family="paragraph">
      <style:text-properties style:font-name="Times New Roman" style:font-name-complex="Times New Roman"/>
    </style:style>
    <style:style style:name="P31" style:parent-style-name="Textbody" style:family="paragraph">
      <style:text-properties style:font-name="Times New Roman" style:font-name-complex="Times New Roman" fo:color="#FF0000"/>
    </style:style>
    <style:style style:name="P32" style:parent-style-name="Normal" style:family="paragraph">
      <style:text-properties style:font-name="Times New Roman" style:font-name-complex="Times New Roman"/>
    </style:style>
    <style:style style:name="P33" style:parent-style-name="Textbody" style:family="paragraph">
      <style:text-properties style:font-name="Times New Roman" style:font-name-complex="Times New Roman" fo:color="#FF0000"/>
    </style:style>
    <style:style style:name="P34" style:parent-style-name="Textbody" style:family="paragraph">
      <style:text-properties style:font-name="Times New Roman" style:font-name-complex="Times New Roman" fo:color="#FF0000"/>
    </style:style>
    <style:style style:name="P35" style:parent-style-name="Textbody" style:family="paragraph">
      <style:text-properties style:font-name="Times New Roman" style:font-name-complex="Times New Roman" fo:color="#FF0000"/>
    </style:style>
    <style:style style:name="P36" style:parent-style-name="Textbody" style:family="paragraph">
      <style:text-properties style:font-name="Times New Roman" style:font-name-complex="Times New Roman" fo:color="#FF0000"/>
    </style:style>
    <style:style style:name="P37" style:parent-style-name="Textbody" style:family="paragraph">
      <style:text-properties style:font-name="Times New Roman" style:font-name-complex="Times New Roman" fo:color="#FF0000"/>
    </style:style>
    <style:style style:name="P38" style:parent-style-name="Textbody" style:family="paragraph">
      <style:text-properties style:font-name="Times New Roman" style:font-name-complex="Times New Roman" fo:color="#FF0000"/>
    </style:style>
    <style:style style:name="P39" style:parent-style-name="Textbody" style:family="paragraph">
      <style:text-properties style:font-name="Times New Roman" style:font-name-complex="Times New Roman"/>
    </style:style>
    <style:style style:name="P40" style:parent-style-name="Textbody" style:family="paragraph">
      <style:text-properties style:font-name="Times New Roman" style:font-name-complex="Times New Roman"/>
    </style:style>
    <style:style style:name="P41" style:parent-style-name="Textbody" style:family="paragraph">
      <style:text-properties style:font-name="Times New Roman" style:font-name-complex="Times New Roman"/>
    </style:style>
    <style:style style:name="P42" style:parent-style-name="Textbody" style:family="paragraph">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style:style>
  </office:automatic-styles>
  <office:body>
    <office:text text:use-soft-page-breaks="true">
      <text:p text:style-name="P1">Start():</text:p>
      <text:p text:style-name="P2"><text:s text:c="7"/>the start method of thread class is used to begin the execution of thread. The two running threads running concurrently. The current thread run the current thread and other thread executes its run method.</text:p>
      <text:p text:style-name="P3">Run()</text:p>
      <text:p text:style-name="P4"><text:s text:c="3"/>thread class is called if the thread was constructed using a separate Runnable object otherwise this method does nothing and returns.</text:p>
      <text:p text:style-name="P5">CurrentThread()</text:p>
      <text:p text:style-name="P6">the currentThead() method of thread class is used to return a reference to the currently executing thread <text:s/>object.</text:p>
      <text:p text:style-name="P7">Syntax:</text:p>
      <text:p text:style-name="P8">public static Thread currentThread();</text:p>
      <text:p text:style-name="P9">Join()</text:p>
      <text:p text:style-name="P10">Thread class provides join() method which allows one thread to wait until another thread completes execution.</text:p>
      <text:p text:style-name="P11">Syntax:</text:p>
      <text:p text:style-name="P12"><text:s text:c="5"/>public final void join()</text:p>
      <text:p text:style-name="P13"><text:s text:c="4"/>public final synchronized void join(long millis)</text:p>
      <text:p text:style-name="P14"><text:s text:c="2"/>public final synchronized void join(long millions , int nanos)</text:p>
      <text:p text:style-name="P15">getPriority()</text:p>
      <text:p text:style-name="P16">thread class is used to check the priority of the thread . Thread priority is in the range of 1 to 10.</text:p>
      <text:p text:style-name="P17">synatax :</text:p>
      <text:p text:style-name="P18"><text:s text:c="6"/>public final int getPriority()</text:p>
      <text:p text:style-name="P19"><text:s text:c="5"/>public static int MIN_PRIORITY:</text:p>
      <text:p text:style-name="P20"><text:s text:c="5"/>public static int NORN_PRIORITY:</text:p>
      <text:p text:style-name="P21"><text:s text:c="5"/>public static int MAX_PRIORITY:</text:p>
      <text:p text:style-name="P22">public final void setPriority(int newPriority):</text:p>
      <text:p text:style-name="P23">getId()</text:p>
      <text:p text:style-name="P24">thread getId() method is use to return the unique id of the thread it was unchanged during its lifetime. When thread terminated the thread id can be used.</text:p>
      <text:p text:style-name="P25">Public long getId()</text:p>
      <text:p text:style-name="P26">yield()</text:p>
      <text:p text:style-name="P27">Thread class causes the currently executing thread object to temporarily pause and allow other threads to execute.</text:p>
      <text:p text:style-name="P28"/>
      <text:p text:style-name="P29">Suspend ():</text:p>
      <text:p text:style-name="P30"><text:s text:c="12"/>The thread<text:s/>suspend ()<text:s/>used running thread to waiting state, when we can stop execution of the thread and restart certain events occur. Thread cease temporary execution. <text:s/>The resume () method used to resume the thread</text:p>
      <text:p text:style-name="P31">Stop():</text:p>
      <text:p text:style-name="P32">The stop() method of the thread used to terminates thread execution. Once thread is terminated its cannot restart thread start() method used.</text:p>
      <text:p text:style-name="P33">Public final void stop ()</text:p>
      <text:p text:style-name="P34">Public final void stop<text:s/>(Throwable obj)</text:p>
      <text:p text:style-name="P35">Interrupted ():</text:p>
      <text:p text:style-name="P36"><text:s text:c="4"/></text:p>
      <text:p text:style-name="P37"/>
      <text:p text:style-name="P38"/>
      <text:p text:style-name="P39"/>
      <text:p text:style-name="P40"/>
      <text:p text:style-name="P41"/>
      <text:p text:style-name="P42"/>
      <text:p text:style-name="Textbody"><text:span text:style-name="T43"><text:s text:c="3"/></text:span><text:span text:style-name="T44"><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rishna Kanth Gona</meta:initial-creator>
    <dc:creator>Krishna Kanth Gona</dc:creator>
    <meta:creation-date>2019-11-15T10:00:00Z</meta:creation-date>
    <dc:date>2019-11-24T20:56:00Z</dc:date>
    <meta:template xlink:href="Normal" xlink:type="simple"/>
    <meta:editing-cycles>1</meta:editing-cycles>
    <meta:editing-duration>PT147120S</meta:editing-duration>
    <meta:document-statistic meta:page-count="2" meta:paragraph-count="3" meta:word-count="288" meta:character-count="1930" meta:row-count="13" meta:non-whitespace-character-count="1645"/>
  </office:meta>
</office:document-meta>
</file>